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9.4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88a8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04a87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f2929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579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f5902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32629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.2mm" svg:height="89.82mm" svg:x="225.97mm" svg:y="8.05mm">
            <loext:p draw:notify-on-update-of-ranges="Feuille1.B2:Feuille1.B2 Feuille1.C2:Feuille1.C2 Feuille1.B3:Feuille1.B3 Feuille1.C3:Feuille1.C3 Feuille1.B4:Feuille1.B4 Feuille1.C4:Feuille1.C4 Feuille1.B5:Feuille1.B5 Feuille1.C5:Feuille1.C5 Feuille1.B8:Feuille1.B8 Feuille1.C8:Feuille1.C8 Feuille1.B9:Feuille1.B9 Feuille1.C9:Feuille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2mm" svg:height="89.82mm" svg:x="201.69mm" svg:y="108.97mm">
            <loext:p draw:notify-on-update-of-ranges="Feuille1.B13:Feuille1.B13 Feuille1.C13:Feuille1.C13 Feuille1.B14:Feuille1.B14 Feuille1.C14:Feuille1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2mm" svg:height="89.82mm" svg:x="-0.01mm" svg:y="141.26mm">
            <loext:p draw:notify-on-update-of-ranges="Feuille1.B2:Feuille1.B2 Feuille1.D2:Feuille1.D2 Feuille1.B3:Feuille1.B3 Feuille1.D3:Feuille1.D3 Feuille1.B4:Feuille1.B4 Feuille1.D4:Feuille1.D4 Feuille1.B5:Feuille1.B5 Feuille1.D5:Feuille1.D5 Feuille1.B8:Feuille1.B8 Feuille1.D8:Feuille1.D8 Feuille1.B9:Feuille1.B9 Feuille1.D9:Feuille1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16mm" svg:height="89.87mm" svg:x="10.73mm" svg:y="91.75mm">
            <loext:p draw:notify-on-update-of-ranges="Feuille1.B13:Feuille1.B13 Feuille1.D13:Feuille1.D13 Feuille1.B14:Feuille1.B14 Feuille1.D14:Feuille1.D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2"/>
        <table:table-column table:style-name="co6" table:default-cell-style-name="ce12"/>
        <table:table-column table:style-name="co7" table:default-cell-style-name="ce1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CODE NAME</text:p>
          </table:table-cell>
          <table:table-cell office:value-type="string" calcext:value-type="string">
            <text:p>TPS gprof (s)</text:p>
          </table:table-cell>
          <table:table-cell office:value-type="string" calcext:value-type="string">
            <text:p>Speed Up</text:p>
          </table:table-cell>
          <table:table-cell/>
          <table:table-cell table:style-name="ce11" office:value-type="string" calcext:value-type="string" table:number-columns-spanned="2" table:number-rows-spanned="1">
            <text:p>Légende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NO OPT</text:p>
          </table:table-cell>
          <table:table-cell office:value-type="string" calcext:value-type="string">
            <text:p>C0-tpsGprof</text:p>
          </table:table-cell>
          <table:table-cell table:formula="of:=53.33" office:value-type="float" office:value="53.33" calcext:value-type="float">
            <text:p>53,33</text:p>
          </table:table-cell>
          <table:table-cell table:formula="of:=[.C$2]/[.C2]" office:value-type="float" office:value="1" calcext:value-type="float">
            <text:p>1</text:p>
          </table:table-cell>
          <table:table-cell/>
          <table:table-cell office:value-type="string" calcext:value-type="string">
            <text:p>NO OPT</text:p>
          </table:table-cell>
          <table:table-cell office:value-type="string" calcext:value-type="string">
            <text:p>Non optimisé</text:p>
          </table:table-cell>
        </table:table-row>
        <table:table-row table:style-name="ro2">
          <table:table-cell office:value-type="string" calcext:value-type="string">
            <text:p>VAR OPT</text:p>
          </table:table-cell>
          <table:table-cell office:value-type="string" calcext:value-type="string">
            <text:p>C1-tpsGprof</text:p>
          </table:table-cell>
          <table:table-cell office:value-type="float" office:value="41.5" calcext:value-type="float">
            <text:p>41,5</text:p>
          </table:table-cell>
          <table:table-cell table:formula="of:=[.C$2]/[.C3]" office:value-type="float" office:value="1.28506024096386" calcext:value-type="float">
            <text:p>1,28506024096386</text:p>
          </table:table-cell>
          <table:table-cell/>
          <table:table-cell office:value-type="string" calcext:value-type="string">
            <text:p>VAR OPT : </text:p>
          </table:table-cell>
          <table:table-cell office:value-type="string" calcext:value-type="string">
            <text:p>Variables optimisées</text:p>
          </table:table-cell>
        </table:table-row>
        <table:table-row table:style-name="ro2">
          <table:table-cell office:value-type="string" calcext:value-type="string">
            <text:p>B-M IF</text:p>
          </table:table-cell>
          <table:table-cell office:value-type="string" calcext:value-type="string">
            <text:p>C2-tpsGprof</text:p>
          </table:table-cell>
          <table:table-cell office:value-type="float" office:value="30.4" calcext:value-type="float">
            <text:p>30,4</text:p>
          </table:table-cell>
          <table:table-cell table:formula="of:=[.C$2]/[.C4]" office:value-type="float" office:value="1.75427631578947" calcext:value-type="float">
            <text:p>1,75427631578947</text:p>
          </table:table-cell>
          <table:table-cell/>
          <table:table-cell office:value-type="string" calcext:value-type="string">
            <text:p>B-M: </text:p>
          </table:table-cell>
          <table:table-cell office:value-type="string" calcext:value-type="string">
            <text:p>Box-Muller</text:p>
          </table:table-cell>
        </table:table-row>
        <table:table-row table:style-name="ro2">
          <table:table-cell office:value-type="string" calcext:value-type="string">
            <text:p>B-M STEP</text:p>
          </table:table-cell>
          <table:table-cell office:value-type="string" calcext:value-type="string">
            <text:p>C3-tpsGprof</text:p>
          </table:table-cell>
          <table:table-cell office:value-type="float" office:value="28.35" calcext:value-type="float">
            <text:p>28,35</text:p>
          </table:table-cell>
          <table:table-cell table:formula="of:=[.C$2]/[.C5]" office:value-type="float" office:value="1.88112874779541" calcext:value-type="float">
            <text:p>1,88112874779541</text:p>
          </table:table-cell>
          <table:table-cell/>
          <table:table-cell office:value-type="string" calcext:value-type="string">
            <text:p>U-J :</text:p>
          </table:table-cell>
          <table:table-cell office:value-type="string" calcext:value-type="string">
            <text:p>Unroll and Jam</text:p>
          </table:table-cell>
        </table:table-row>
        <table:table-row table:style-name="ro3">
          <table:table-cell table:style-name="ce2" table:number-columns-repeated="4"/>
          <table:table-cell/>
          <table:table-cell table:style-name="ce2"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options compilation : -O3 -mavx2</text:p>
          </table:table-cell>
          <table:covered-table-cell table:style-name="ce5"/>
          <table:table-cell table:style-name="ce5" table:number-columns-repeated="2"/>
          <table:table-cell/>
          <table:table-cell table:style-name="ce5" table:number-columns-spanned="2" table:number-rows-spanned="4"/>
          <table:covered-table-cell table:style-name="ce5"/>
        </table:table-row>
        <table:table-row table:style-name="ro3">
          <table:table-cell office:value-type="string" calcext:value-type="string">
            <text:p>B-M STEP</text:p>
          </table:table-cell>
          <table:table-cell office:value-type="string" calcext:value-type="string">
            <text:p>C3-O3 -mavx2-tpsGprof</text:p>
          </table:table-cell>
          <table:table-cell office:value-type="float" office:value="15.5" calcext:value-type="float">
            <text:p>15,5</text:p>
          </table:table-cell>
          <table:table-cell table:formula="of:=[.C$2]/[.C8]" office:value-type="float" office:value="3.44064516129032" calcext:value-type="float">
            <text:p>3,44064516129032</text:p>
          </table:table-cell>
          <table:table-cell/>
          <table:covered-table-cell table:number-columns-repeated="2" table:style-name="ce5"/>
        </table:table-row>
        <table:table-row table:style-name="ro4">
          <table:table-cell office:value-type="string" calcext:value-type="string">
            <text:p>U-J </text:p>
          </table:table-cell>
          <table:table-cell office:value-type="string" calcext:value-type="string">
            <text:p>C5-O3 -mavx2-tpsGprof</text:p>
          </table:table-cell>
          <table:table-cell office:value-type="float" office:value="14.55" calcext:value-type="float">
            <text:p>14,55</text:p>
          </table:table-cell>
          <table:table-cell table:formula="of:=[.C$2]/[.C9]" office:value-type="float" office:value="3.66529209621993" calcext:value-type="float">
            <text:p>3,66529209621993</text:p>
          </table:table-cell>
          <table:table-cell/>
          <table:covered-table-cell table:number-columns-repeated="2" table:style-name="ce5"/>
        </table:table-row>
        <table:table-row table:style-name="ro3">
          <table:table-cell table:style-name="ce2" table:number-columns-repeated="4"/>
          <table:table-cell/>
          <table:covered-table-cell table:number-columns-repeated="2" table:style-name="ce5"/>
        </table:table-row>
        <table:table-row table:style-name="ro2">
          <table:table-cell table:style-name="ce4" office:value-type="string" calcext:value-type="string" table:number-columns-spanned="3" table:number-rows-spanned="1">
            <text:p>Vectorisation OpenMP SIMD, compilateur ifort</text:p>
          </table:table-cell>
          <table:covered-table-cell table:number-columns-repeated="2" table:style-name="ce5"/>
          <table:table-cell table:style-name="ce5"/>
          <table:table-cell/>
          <table:table-cell office:value-type="string" calcext:value-type="string" table:number-columns-spanned="1" table:number-rows-spanned="2">
            <text:p>U-J SEQ :</text:p>
          </table:table-cell>
          <table:table-cell office:value-type="string" calcext:value-type="string">
            <text:p>C7 run by advisor</text:p>
          </table:table-cell>
        </table:table-row>
        <table:table-row table:style-name="ro2">
          <table:table-cell table:style-name="ce5" table:number-columns-repeated="2"/>
          <table:table-cell table:style-name="ce8" office:value-type="string" calcext:value-type="string">
            <text:p>TPS CPU (s)</text:p>
          </table:table-cell>
          <table:table-cell table:style-name="ce8"/>
          <table:table-cell/>
          <table:covered-table-cell table:style-name="ce13"/>
          <table:table-cell office:value-type="string" calcext:value-type="string">
            <text:p>who disabled SIMD</text:p>
          </table:table-cell>
        </table:table-row>
        <table:table-row table:style-name="ro2">
          <table:table-cell office:value-type="string" calcext:value-type="string">
            <text:p>U-J SEQ</text:p>
          </table:table-cell>
          <table:table-cell office:value-type="string" calcext:value-type="string">
            <text:p>C7-by advisor SEQ-tpsCPU</text:p>
          </table:table-cell>
          <table:table-cell table:style-name="ce8" office:value-type="float" office:value="105.45" calcext:value-type="float">
            <text:p>105,45</text:p>
          </table:table-cell>
          <table:table-cell table:style-name="ce10" table:formula="of:=[.C$13]/[.C13]" office:value-type="float" office:value="1" calcext:value-type="float">
            <text:p>1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-J SIMD</text:p>
          </table:table-cell>
          <table:table-cell office:value-type="string" calcext:value-type="string">
            <text:p>C7-OpenMP SIMD-tpsCPU</text:p>
          </table:table-cell>
          <table:table-cell table:style-name="ce8" office:value-type="float" office:value="31.57" calcext:value-type="float">
            <text:p>31,57</text:p>
          </table:table-cell>
          <table:table-cell table:style-name="ce10" table:formula="of:=[.C$13]/[.C14]" office:value-type="float" office:value="3.34019638897688" calcext:value-type="float">
            <text:p>3,34019638897688</text:p>
          </table:table-cell>
          <table:table-cell/>
          <table:table-cell office:value-type="string" calcext:value-type="string">
            <text:p>U-J SIMD :</text:p>
          </table:table-cell>
          <table:table-cell office:value-type="string" calcext:value-type="string">
            <text:p>OpenMP SIM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7:53:47.413136844</meta:creation-date>
    <dc:date>2019-12-19T19:30:04.801088505</dc:date>
    <meta:editing-duration>PT14M15S</meta:editing-duration>
    <meta:editing-cycles>2</meta:editing-cycles>
    <meta:generator>LibreOffice/5.3.6.1$Linux_X86_64 LibreOffice_project/30$Build-1</meta:generator>
    <meta:document-statistic meta:table-count="1" meta:cell-count="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21cm" svg:height="8.983cm" xlink:href=".." xlink:type="simple" chart:class="chart:bar" chart:style-name="ch1">
        <chart:title svg:x="3.349cm" svg:y="0.314cm" chart:style-name="ch2">
          <text:p>Evolution Temps de calcul Gprof

Intel(R) Xeon(R) CPU E3-1245 v3 @ 3.40GHz</text:p>
        </chart:title>
        <chart:legend chart:legend-position="end" svg:x="10.732cm" svg:y="2.788cm" style:legend-expansion="high" chart:style-name="ch3"/>
        <chart:plot-area chart:style-name="ch4" table:cell-range-address="Feuille1.B2:Feuille1.C5 Feuille1.B8:Feuille1.C9" chart:data-source-has-labels="column" svg:x="1.523cm" svg:y="2.198cm" svg:width="8.889cm" svg:height="5.333cm">
          <chartooo:coordinate-region svg:x="2.144cm" svg:y="2.371cm" svg:width="8.268cm" svg:height="4.988cm"/>
          <chart:axis chart:dimension="x" chart:name="primary-x" chart:style-name="ch5">
            <chart:title svg:x="3.933cm" svg:y="7.71cm" chart:style-name="ch6">
              <text:p>Version Du Code</text:p>
            </chart:title>
          </chart:axis>
          <chart:axis chart:dimension="y" chart:name="primary-y" chart:style-name="ch7">
            <chart:title svg:x="0.451cm" svg:y="7.633cm" chart:style-name="ch8">
              <text:p>Temps de Calcul gproof (s)</text:p>
            </chart:title>
            <chart:grid chart:style-name="ch9" chart:class="major"/>
          </chart:axis>
          <chart:series chart:style-name="ch10" chart:values-cell-range-address="Feuille1.C2:Feuille1.C2" chart:label-cell-address="Feuille1.B2:Feuille1.B2" chart:class="chart:bar">
            <chart:data-point/>
          </chart:series>
          <chart:series chart:style-name="ch11" chart:values-cell-range-address="Feuille1.C3:Feuille1.C3" chart:label-cell-address="Feuille1.B3:Feuille1.B3" chart:class="chart:bar">
            <chart:data-point/>
          </chart:series>
          <chart:series chart:style-name="ch12" chart:values-cell-range-address="Feuille1.C4:Feuille1.C4" chart:label-cell-address="Feuille1.B4:Feuille1.B4" chart:class="chart:bar">
            <chart:data-point/>
          </chart:series>
          <chart:series chart:style-name="ch13" chart:values-cell-range-address="Feuille1.C5:Feuille1.C5" chart:label-cell-address="Feuille1.B5:Feuille1.B5" chart:class="chart:bar">
            <chart:data-point/>
          </chart:series>
          <chart:series chart:style-name="ch14" chart:values-cell-range-address="Feuille1.C8:Feuille1.C8" chart:label-cell-address="Feuille1.B8:Feuille1.B8" chart:class="chart:bar">
            <chart:data-point/>
          </chart:series>
          <chart:series chart:style-name="ch15" chart:values-cell-range-address="Feuille1.C9:Feuille1.C9" chart:label-cell-address="Feuille1.B9:Feuille1.B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0-tpsGprof</text:p>
                <draw:g>
                  <svg:desc>Feuille1.B2:Feuille1.B2</svg:desc>
                </draw:g>
              </table:table-cell>
              <table:table-cell office:value-type="float" office:value="53.33">
                <text:p>53.33</text:p>
                <draw:g>
                  <svg:desc>Feuille1.C2:Feuille1.C2</svg:desc>
                </draw:g>
              </table:table-cell>
            </table:table-row>
            <table:table-row>
              <table:table-cell office:value-type="string">
                <text:p>C1-tpsGprof</text:p>
                <draw:g>
                  <svg:desc>Feuille1.B3:Feuille1.B3</svg:desc>
                </draw:g>
              </table:table-cell>
              <table:table-cell office:value-type="float" office:value="41.5">
                <text:p>41.5</text:p>
                <draw:g>
                  <svg:desc>Feuille1.C3:Feuille1.C3</svg:desc>
                </draw:g>
              </table:table-cell>
            </table:table-row>
            <table:table-row>
              <table:table-cell office:value-type="string">
                <text:p>C2-tpsGprof</text:p>
                <draw:g>
                  <svg:desc>Feuille1.B4:Feuille1.B4</svg:desc>
                </draw:g>
              </table:table-cell>
              <table:table-cell office:value-type="float" office:value="30.4">
                <text:p>30.4</text:p>
                <draw:g>
                  <svg:desc>Feuille1.C4:Feuille1.C4</svg:desc>
                </draw:g>
              </table:table-cell>
            </table:table-row>
            <table:table-row>
              <table:table-cell office:value-type="string">
                <text:p>C3-tpsGprof</text:p>
                <draw:g>
                  <svg:desc>Feuille1.B5:Feuille1.B5</svg:desc>
                </draw:g>
              </table:table-cell>
              <table:table-cell office:value-type="float" office:value="28.35">
                <text:p>28.35</text:p>
                <draw:g>
                  <svg:desc>Feuille1.C5:Feuille1.C5</svg:desc>
                </draw:g>
              </table:table-cell>
            </table:table-row>
            <table:table-row>
              <table:table-cell office:value-type="string">
                <text:p>C3-O3 -mavx2-tpsGprof</text:p>
                <draw:g>
                  <svg:desc>Feuille1.B8:Feuille1.B8</svg:desc>
                </draw:g>
              </table:table-cell>
              <table:table-cell office:value-type="float" office:value="15.5">
                <text:p>15.5</text:p>
                <draw:g>
                  <svg:desc>Feuille1.C8:Feuille1.C8</svg:desc>
                </draw:g>
              </table:table-cell>
            </table:table-row>
            <table:table-row>
              <table:table-cell office:value-type="string">
                <text:p>C5-O3 -mavx2-tpsGprof</text:p>
                <draw:g>
                  <svg:desc>Feuille1.B9:Feuille1.B9</svg:desc>
                </draw:g>
              </table:table-cell>
              <table:table-cell office:value-type="float" office:value="14.55">
                <text:p>14.55</text:p>
                <draw:g>
                  <svg:desc>Feuille1.C9:Feuille1.C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8.983cm" xlink:href=".." xlink:type="simple" chart:class="chart:bar" chart:style-name="ch1">
        <chart:title svg:x="3.349cm" svg:y="0.314cm" chart:style-name="ch2">
          <text:p>Evolution Temps CPU
Intel(R) Xeon(R) CPU E5-2670 v2 @ 2.50GHz</text:p>
        </chart:title>
        <chart:legend chart:legend-position="end" svg:x="10.547cm" svg:y="3.44cm" style:legend-expansion="high" chart:style-name="ch3"/>
        <chart:plot-area chart:style-name="ch4" table:cell-range-address="Feuille1.B13:Feuille1.C14" chart:data-source-has-labels="column" svg:x="1.523cm" svg:y="1.722cm" svg:width="8.704cm" svg:height="5.809cm">
          <chartooo:coordinate-region svg:x="2.33cm" svg:y="1.895cm" svg:width="7.897cm" svg:height="5.464cm"/>
          <chart:axis chart:dimension="x" chart:name="primary-x" chart:style-name="ch5">
            <chart:title svg:x="3.841cm" svg:y="7.71cm" chart:style-name="ch6">
              <text:p>Version Du Code</text:p>
            </chart:title>
          </chart:axis>
          <chart:axis chart:dimension="y" chart:name="primary-y" chart:style-name="ch7">
            <chart:title svg:x="0.451cm" svg:y="6.178cm" chart:style-name="ch8">
              <text:p>Temps CPU(s)</text:p>
            </chart:title>
            <chart:grid chart:style-name="ch9" chart:class="major"/>
          </chart:axis>
          <chart:series chart:style-name="ch10" chart:values-cell-range-address="Feuille1.C13:Feuille1.C13" chart:label-cell-address="Feuille1.B13:Feuille1.B13" chart:class="chart:bar">
            <chart:data-point/>
          </chart:series>
          <chart:series chart:style-name="ch11" chart:values-cell-range-address="Feuille1.C14:Feuille1.C14" chart:label-cell-address="Feuille1.B14:Feuille1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7-by advisor SEQ-tpsCPU</text:p>
                <draw:g>
                  <svg:desc>Feuille1.B13:Feuille1.B13</svg:desc>
                </draw:g>
              </table:table-cell>
              <table:table-cell office:value-type="float" office:value="105.45">
                <text:p>105.45</text:p>
                <draw:g>
                  <svg:desc>Feuille1.C13:Feuille1.C13</svg:desc>
                </draw:g>
              </table:table-cell>
            </table:table-row>
            <table:table-row>
              <table:table-cell office:value-type="string">
                <text:p>C7-OpenMP SIMD-tpsCPU</text:p>
                <draw:g>
                  <svg:desc>Feuille1.B14:Feuille1.B14</svg:desc>
                </draw:g>
              </table:table-cell>
              <table:table-cell office:value-type="float" office:value="31.57">
                <text:p>31.57</text:p>
                <draw:g>
                  <svg:desc>Feuille1.C14:Feuille1.C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21cm" svg:height="8.983cm" xlink:href=".." xlink:type="simple" chart:class="chart:bar" chart:style-name="ch1">
        <chart:title svg:x="3.349cm" svg:y="0.314cm" chart:style-name="ch2">
          <text:p>Speed Up Gprof

Intel(R) Xeon(R) CPU E3-1245 v3 @ 3.40GHz</text:p>
        </chart:title>
        <chart:legend chart:legend-position="end" svg:x="10.732cm" svg:y="2.788cm" style:legend-expansion="high" chart:style-name="ch3"/>
        <chart:plot-area chart:style-name="ch4" table:cell-range-address="Feuille1.B2:Feuille1.B5 Feuille1.D2:Feuille1.D5 Feuille1.B8:Feuille1.B9 Feuille1.D8:Feuille1.D9" chart:data-source-has-labels="column" svg:x="1.523cm" svg:y="2.198cm" svg:width="8.889cm" svg:height="5.333cm">
          <chartooo:coordinate-region svg:x="2.25cm" svg:y="2.371cm" svg:width="8.162cm" svg:height="4.988cm"/>
          <chart:axis chart:dimension="x" chart:name="primary-x" chart:style-name="ch5">
            <chart:title svg:x="3.933cm" svg:y="7.71cm" chart:style-name="ch6">
              <text:p>Version Du Code</text:p>
            </chart:title>
          </chart:axis>
          <chart:axis chart:dimension="y" chart:name="primary-y" chart:style-name="ch7">
            <chart:title svg:x="0.451cm" svg:y="5.913cm" chart:style-name="ch8">
              <text:p>Speed Up</text:p>
            </chart:title>
            <chart:grid chart:style-name="ch9" chart:class="major"/>
          </chart:axis>
          <chart:series chart:style-name="ch10" chart:values-cell-range-address="Feuille1.D2:Feuille1.D2" chart:label-cell-address="Feuille1.B2:Feuille1.B2" chart:class="chart:bar">
            <chart:data-point/>
          </chart:series>
          <chart:series chart:style-name="ch11" chart:values-cell-range-address="Feuille1.D3:Feuille1.D3" chart:label-cell-address="Feuille1.B3:Feuille1.B3" chart:class="chart:bar">
            <chart:data-point/>
          </chart:series>
          <chart:series chart:style-name="ch12" chart:values-cell-range-address="Feuille1.D4:Feuille1.D4" chart:label-cell-address="Feuille1.B4:Feuille1.B4" chart:class="chart:bar">
            <chart:data-point/>
          </chart:series>
          <chart:series chart:style-name="ch13" chart:values-cell-range-address="Feuille1.D5:Feuille1.D5" chart:label-cell-address="Feuille1.B5:Feuille1.B5" chart:class="chart:bar">
            <chart:data-point/>
          </chart:series>
          <chart:series chart:style-name="ch14" chart:values-cell-range-address="Feuille1.D8:Feuille1.D8" chart:label-cell-address="Feuille1.B8:Feuille1.B8" chart:class="chart:bar">
            <chart:data-point/>
          </chart:series>
          <chart:series chart:style-name="ch15" chart:values-cell-range-address="Feuille1.D9:Feuille1.D9" chart:label-cell-address="Feuille1.B9:Feuille1.B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0-tpsGprof</text:p>
                <draw:g>
                  <svg:desc>Feuille1.B2:Feuille1.B2</svg:desc>
                </draw:g>
              </table:table-cell>
              <table:table-cell office:value-type="float" office:value="1">
                <text:p>1</text:p>
                <draw:g>
                  <svg:desc>Feuille1.D2:Feuille1.D2</svg:desc>
                </draw:g>
              </table:table-cell>
            </table:table-row>
            <table:table-row>
              <table:table-cell office:value-type="string">
                <text:p>C1-tpsGprof</text:p>
                <draw:g>
                  <svg:desc>Feuille1.B3:Feuille1.B3</svg:desc>
                </draw:g>
              </table:table-cell>
              <table:table-cell office:value-type="float" office:value="1.28506024096386">
                <text:p>1.28506024096386</text:p>
                <draw:g>
                  <svg:desc>Feuille1.D3:Feuille1.D3</svg:desc>
                </draw:g>
              </table:table-cell>
            </table:table-row>
            <table:table-row>
              <table:table-cell office:value-type="string">
                <text:p>C2-tpsGprof</text:p>
                <draw:g>
                  <svg:desc>Feuille1.B4:Feuille1.B4</svg:desc>
                </draw:g>
              </table:table-cell>
              <table:table-cell office:value-type="float" office:value="1.75427631578947">
                <text:p>1.75427631578947</text:p>
                <draw:g>
                  <svg:desc>Feuille1.D4:Feuille1.D4</svg:desc>
                </draw:g>
              </table:table-cell>
            </table:table-row>
            <table:table-row>
              <table:table-cell office:value-type="string">
                <text:p>C3-tpsGprof</text:p>
                <draw:g>
                  <svg:desc>Feuille1.B5:Feuille1.B5</svg:desc>
                </draw:g>
              </table:table-cell>
              <table:table-cell office:value-type="float" office:value="1.88112874779541">
                <text:p>1.88112874779541</text:p>
                <draw:g>
                  <svg:desc>Feuille1.D5:Feuille1.D5</svg:desc>
                </draw:g>
              </table:table-cell>
            </table:table-row>
            <table:table-row>
              <table:table-cell office:value-type="string">
                <text:p>C3-O3 -mavx2-tpsGprof</text:p>
                <draw:g>
                  <svg:desc>Feuille1.B8:Feuille1.B8</svg:desc>
                </draw:g>
              </table:table-cell>
              <table:table-cell office:value-type="float" office:value="3.44064516129032">
                <text:p>3.44064516129032</text:p>
                <draw:g>
                  <svg:desc>Feuille1.D8:Feuille1.D8</svg:desc>
                </draw:g>
              </table:table-cell>
            </table:table-row>
            <table:table-row>
              <table:table-cell office:value-type="string">
                <text:p>C5-O3 -mavx2-tpsGprof</text:p>
                <draw:g>
                  <svg:desc>Feuille1.B9:Feuille1.B9</svg:desc>
                </draw:g>
              </table:table-cell>
              <table:table-cell office:value-type="float" office:value="3.66529209621993">
                <text:p>3.66529209621993</text:p>
                <draw:g>
                  <svg:desc>Feuille1.D9:Feuille1.D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8.988cm" xlink:href=".." xlink:type="simple" chart:class="chart:bar" chart:style-name="ch1">
        <chart:title svg:x="3.347cm" svg:y="0.314cm" chart:style-name="ch2">
          <text:p>Speed Up Temps CPU
Intel(R) Xeon(R) CPU E5-2670 v2 @ 2.50GHz</text:p>
        </chart:title>
        <chart:legend chart:legend-position="end" svg:x="10.543cm" svg:y="3.443cm" style:legend-expansion="high" chart:style-name="ch3"/>
        <chart:plot-area chart:style-name="ch4" table:cell-range-address="Feuille1.B13:Feuille1.B14 Feuille1.D13:Feuille1.D14" chart:data-source-has-labels="column" svg:x="1.523cm" svg:y="1.722cm" svg:width="8.7cm" svg:height="5.814cm">
          <chartooo:coordinate-region svg:x="2.25cm" svg:y="1.895cm" svg:width="7.973cm" svg:height="5.469cm"/>
          <chart:axis chart:dimension="x" chart:name="primary-x" chart:style-name="ch5">
            <chart:title svg:x="3.839cm" svg:y="7.715cm" chart:style-name="ch6">
              <text:p>Version Du Code</text:p>
            </chart:title>
          </chart:axis>
          <chart:axis chart:dimension="y" chart:name="primary-y" chart:style-name="ch7">
            <chart:title svg:x="0.451cm" svg:y="5.678cm" chart:style-name="ch8">
              <text:p>Speed Up</text:p>
            </chart:title>
            <chart:grid chart:style-name="ch9" chart:class="major"/>
          </chart:axis>
          <chart:series chart:style-name="ch10" chart:values-cell-range-address="Feuille1.D13:Feuille1.D13" chart:label-cell-address="Feuille1.B13:Feuille1.B13" chart:class="chart:bar">
            <chart:data-point/>
          </chart:series>
          <chart:series chart:style-name="ch11" chart:values-cell-range-address="Feuille1.D14:Feuille1.D14" chart:label-cell-address="Feuille1.B14:Feuille1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7-by advisor SEQ-tpsCPU</text:p>
                <draw:g>
                  <svg:desc>Feuille1.B13:Feuille1.B13</svg:desc>
                </draw:g>
              </table:table-cell>
              <table:table-cell office:value-type="float" office:value="1">
                <text:p>1</text:p>
                <draw:g>
                  <svg:desc>Feuille1.D13:Feuille1.D13</svg:desc>
                </draw:g>
              </table:table-cell>
            </table:table-row>
            <table:table-row>
              <table:table-cell office:value-type="string">
                <text:p>C7-OpenMP SIMD-tpsCPU</text:p>
                <draw:g>
                  <svg:desc>Feuille1.B14:Feuille1.B14</svg:desc>
                </draw:g>
              </table:table-cell>
              <table:table-cell office:value-type="float" office:value="3.34019638897688">
                <text:p>3.34019638897688</text:p>
                <draw:g>
                  <svg:desc>Feuille1.D14:Feuille1.D1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